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 RoboWay</text:p>
      <text:p text:style-name="P1"/>
      <text:p text:style-name="P1"/>
      <text:p text:style-name="P1">André Sünnemann</text:p>
      <text:p text:style-name="P1">Rudolf Diesel Fachschule Nürnberg 12/14</text:p>
      <text:p text:style-name="P1"/>
      <text:p text:style-name="P1"/>
      <text:p text:style-name="P2">Kurzbeschreibung:</text:p>
      <text:p text:style-name="Standard"><text:span text:style-name="T1">Es soll ein kleiner Roboter (nachfolgend RoboWay) entwickelt werden, der aufrecht auf zwei Rädern steht und fährt. Die Funktionsweise ist ähnlich der eines Segways (</text:span><text:a xlink:type="simple" xlink:href="http://de.wikipedia.org/wiki/Segway_Personal_Transporter"><text:span text:style-name="T1">http://de.wikipedia.org/wiki/Segway_Personal_Transporter</text:span></text:a><text:span text:style-name="T1">).</text:span></text:p>
      <text:p text:style-name="P1">Des Weiteren soll eine Spurverfolgung und eine Hinderniserkennung implementiert werden.</text:p>
      <text:p text:style-name="P1"/>
      <text:p text:style-name="P1">Die größte Herausforderung bei diesem Projekt wird die Regelung der Fahrsteuerung sein.</text:p>
      <text:p text:style-name="P1">Insbesondere das kontrollierte Beschleunigen, Bremsen und Lenken bei der Objekterkennung und der Spurverfolgung.</text:p>
      <text:p text:style-name="P1">Ich habe vor, dieses Problem mit evolutionären Algorithmen zu lösen.</text:p>
      <text:p text:style-name="P1"/>
      <text:p text:style-name="P2"/>
      <text:p text:style-name="P2">Verwendung der Hardware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6">Regelung</text:p>
          </table:table-cell>
          <table:table-cell table:style-name="Tabelle1.B1" office:value-type="string">
            <text:p text:style-name="P6">Microcontroller AtMega328PU</text:p>
          </table:table-cell>
        </table:table-row>
        <table:table-row>
          <table:table-cell table:style-name="Tabelle1.A2" office:value-type="string">
            <text:p text:style-name="P6">Erfassung der Lage</text:p>
          </table:table-cell>
          <table:table-cell table:style-name="Tabelle1.B2" office:value-type="string">
            <text:p text:style-name="P6">Beschleunigungssensor (ADXL345)</text:p>
            <text:p text:style-name="P6">Gyroscope (L3G4200D)</text:p>
          </table:table-cell>
        </table:table-row>
        <table:table-row>
          <table:table-cell table:style-name="Tabelle1.A2" office:value-type="string">
            <text:p text:style-name="P6">Fortbewegung</text:p>
          </table:table-cell>
          <table:table-cell table:style-name="Tabelle1.B2" office:value-type="string">
            <text:p text:style-name="P6">2 Gleichstrommotoren mit Getriebe und Rad(80mm) angesteuert über Motortreiber L293D</text:p>
          </table:table-cell>
        </table:table-row>
        <table:table-row>
          <table:table-cell table:style-name="Tabelle1.A2" office:value-type="string">
            <text:p text:style-name="P6">Objekterkennung</text:p>
          </table:table-cell>
          <table:table-cell table:style-name="Tabelle1.B2" office:value-type="string">
            <text:p text:style-name="P6">Ultraschallsensor SRF08</text:p>
          </table:table-cell>
        </table:table-row>
        <table:table-row>
          <table:table-cell table:style-name="Tabelle1.A2" office:value-type="string">
            <text:p text:style-name="P6">Spurerkennung</text:p>
          </table:table-cell>
          <table:table-cell table:style-name="Tabelle1.B2" office:value-type="string">
            <text:p text:style-name="P6">2 LEDs und 1 Phototransistor</text:p>
          </table:table-cell>
        </table:table-row>
        <table:table-row>
          <table:table-cell table:style-name="Tabelle1.A2" office:value-type="string">
            <text:p text:style-name="P6">Bedienung (Start, Stop, Spurverfolgung)</text:p>
          </table:table-cell>
          <table:table-cell table:style-name="Tabelle1.B2" office:value-type="string">
            <text:p text:style-name="P6">Taster</text:p>
          </table:table-cell>
        </table:table-row>
        <table:table-row>
          <table:table-cell table:style-name="Tabelle1.A2" office:value-type="string">
            <text:p text:style-name="P6">Status- und Fehleranzeige</text:p>
          </table:table-cell>
          <table:table-cell table:style-name="Tabelle1.B2" office:value-type="string">
            <text:p text:style-name="P6">LEDs</text:p>
          </table:table-cell>
        </table:table-row>
        <table:table-row>
          <table:table-cell table:style-name="Tabelle1.A2" office:value-type="string">
            <text:p text:style-name="P6">Stromversorgung</text:p>
          </table:table-cell>
          <table:table-cell table:style-name="Tabelle1.B2" office:value-type="string">
            <text:p text:style-name="P6">2 9V Blockbatteri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11:13</meta:creation-date>
    <dc:date>2014-01-29T11:25:35</dc:date>
    <meta:editing-duration>PT4M23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27" meta:word-count="126" meta:character-count="1073" meta:non-whitespace-character-count="974"/>
  </office:meta>
</office:document-meta>
</file>